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5c8526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99ccff" draw:textarea-horizontal-align="center" draw:textarea-vertical-align="middle" draw:shadow="hidden"/>
    </style:style>
    <style:style style:name="gr4" style:family="graphic" style:parent-style-name="standard">
      <style:graphic-properties draw:marker-end="Arrow" draw:marker-end-width="0.3cm"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9966cc" draw:textarea-horizontal-align="center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none" draw:fill-color="#000080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5c8526" draw:textarea-horizontal-align="left" draw:textarea-vertical-align="middle"/>
    </style:style>
    <style:style style:name="gr10" style:family="graphic" style:parent-style-name="standard">
      <style:graphic-properties draw:stroke="none" draw:textarea-horizontal-align="left" draw:textarea-vertical-align="middle"/>
    </style:style>
    <style:style style:name="gr11" style:family="graphic" style:parent-style-name="standard">
      <style:graphic-properties draw:stroke="none" draw:fill="solid" draw:fill-color="#9966cc" draw:textarea-horizontal-align="left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3" draw:id="id3" draw:layer="layout" svg:width="2.54cm" svg:height="1.27cm" svg:x="0.97cm" svg:y="1.797cm">
          <text:p text:style-name="P1">Start</text:p>
        </draw:ellipse>
        <draw:rect draw:style-name="gr2" draw:text-style-name="P1" xml:id="id1" draw:id="id1" draw:layer="layout" svg:width="4.445cm" svg:height="1.905cm" svg:x="4.919cm" svg:y="1.478cm">
          <text:p text:style-name="P1">Partition Fault</text:p>
          <text:p text:style-name="P1">Elements</text:p>
        </draw:rect>
        <draw:rect draw:style-name="gr2" draw:text-style-name="P1" xml:id="id2" draw:id="id2" draw:layer="layout" svg:width="5.645cm" svg:height="1.905cm" svg:x="10.069cm" svg:y="1.478cm">
          <text:p text:style-name="P1">Calculate</text:p>
          <text:p text:style-name="P1">Stress Interactions</text:p>
        </draw:rect>
        <draw:rect draw:style-name="gr3" draw:text-style-name="P1" xml:id="id4" draw:id="id4" draw:layer="layout" svg:width="4.445cm" svg:height="1.905cm" svg:x="16.584cm" svg:y="1.478cm">
          <text:p text:style-name="P1">Calculate</text:p>
          <text:p text:style-name="P1">System Stress</text:p>
        </draw:rect>
        <draw:rect draw:style-name="gr3" draw:text-style-name="P1" xml:id="id5" draw:id="id5" draw:layer="layout" svg:width="5.08cm" svg:height="1.905cm" svg:x="21.999cm" svg:y="1.478cm">
          <text:p text:style-name="P1">Find First Local</text:p>
          <text:p text:style-name="P1">Element Failure</text:p>
        </draw:rect>
        <draw:connector draw:style-name="gr4" draw:text-style-name="P1" draw:layer="layout" svg:x1="9.364cm" svg:y1="2.43cm" svg:x2="10.069cm" svg:y2="2.43cm" draw:start-shape="id1" draw:start-glue-point="1" draw:end-shape="id2" draw:end-glue-point="3" svg:d="m9364 2430h705">
          <text:p/>
        </draw:connector>
        <draw:connector draw:style-name="gr4" draw:text-style-name="P1" draw:layer="layout" svg:x1="3.51cm" svg:y1="2.432cm" svg:x2="4.919cm" svg:y2="2.43cm" draw:start-shape="id3" draw:start-glue-point="1" draw:end-shape="id1" draw:end-glue-point="3" svg:d="m3510 2432h705v-2h704">
          <text:p/>
        </draw:connector>
        <draw:connector draw:style-name="gr4" draw:text-style-name="P1" draw:layer="layout" svg:x1="15.714cm" svg:y1="2.43cm" svg:x2="16.584cm" svg:y2="2.43cm" draw:start-shape="id2" draw:start-glue-point="1" draw:end-shape="id4" draw:end-glue-point="3" svg:d="m15714 2430h870">
          <text:p/>
        </draw:connector>
        <draw:connector draw:style-name="gr4" draw:text-style-name="P1" draw:layer="layout" svg:x1="21.029cm" svg:y1="2.43cm" svg:x2="21.999cm" svg:y2="2.43cm" draw:start-shape="id4" draw:start-glue-point="1" draw:end-shape="id5" draw:end-glue-point="3" svg:d="m21029 2430h970">
          <text:p/>
        </draw:connector>
        <draw:ellipse draw:style-name="gr3" draw:text-style-name="P1" xml:id="id6" draw:id="id6" draw:layer="layout" svg:width="5.715cm" svg:height="2.113cm" svg:x="28.067cm" svg:y="1.405cm">
          <text:p text:style-name="P1">Find First</text:p>
          <text:p text:style-name="P1">Global Failure</text:p>
        </draw:ellipse>
        <draw:rect draw:style-name="gr5" draw:text-style-name="P1" xml:id="id7" draw:id="id7" draw:layer="layout" svg:width="6.35cm" svg:height="1.905cm" svg:x="27.749cm" svg:y="4.956cm">
          <text:p text:style-name="P1">Process Local</text:p>
          <text:p text:style-name="P1">Ruptured Elements</text:p>
        </draw:rect>
        <draw:ellipse draw:style-name="gr5" draw:text-style-name="P1" xml:id="id8" draw:id="id8" draw:layer="layout" svg:width="5.715cm" svg:height="2.54cm" svg:x="21.008cm" svg:y="4.638cm">
          <text:p text:style-name="P1">Global Stress</text:p>
          <text:p text:style-name="P1">Communication</text:p>
        </draw:ellipse>
        <draw:rect draw:style-name="gr5" draw:text-style-name="P1" xml:id="id9" draw:id="id9" draw:layer="layout" svg:width="4.445cm" svg:height="1.905cm" svg:x="15.484cm" svg:y="4.956cm">
          <text:p text:style-name="P1">Recalculate</text:p>
          <text:p text:style-name="P1">Local Stress</text:p>
        </draw:rect>
        <draw:rect draw:style-name="gr5" draw:text-style-name="P1" xml:id="id10" draw:id="id10" draw:layer="layout" svg:width="6.35cm" svg:height="1.905cm" svg:x="8.264cm" svg:y="4.956cm">
          <text:p text:style-name="P1">Find Local</text:p>
          <text:p text:style-name="P1">Ruptured Elements</text:p>
        </draw:rect>
        <draw:ellipse draw:style-name="gr5" draw:text-style-name="P1" xml:id="id11" draw:id="id11" draw:layer="layout" svg:width="5.715cm" svg:height="2.54cm" svg:x="1.538cm" svg:y="4.638cm">
          <text:p text:style-name="P1">More Failures?</text:p>
        </draw:ellipse>
        <draw:connector draw:style-name="gr4" draw:text-style-name="P1" draw:layer="layout" svg:x1="27.079cm" svg:y1="2.43cm" svg:x2="28.067cm" svg:y2="2.461cm" draw:start-shape="id5" draw:start-glue-point="1" draw:end-shape="id6" draw:end-glue-point="3" svg:d="m27079 2430h494v31h494">
          <text:p/>
        </draw:connector>
        <draw:connector draw:style-name="gr4" draw:text-style-name="P1" draw:layer="layout" svg:x1="30.924cm" svg:y1="3.518cm" svg:x2="30.924cm" svg:y2="4.956cm" draw:start-shape="id6" draw:start-glue-point="2" draw:end-shape="id7" draw:end-glue-point="0" svg:d="m30924 3518v1438">
          <text:p/>
        </draw:connector>
        <draw:connector draw:style-name="gr4" draw:text-style-name="P1" draw:layer="layout" svg:x1="27.749cm" svg:y1="5.908cm" svg:x2="26.723cm" svg:y2="5.908cm" draw:start-shape="id7" draw:start-glue-point="3" draw:end-shape="id8" draw:end-glue-point="1" svg:d="m27749 5908h-1026">
          <text:p/>
        </draw:connector>
        <draw:connector draw:style-name="gr4" draw:text-style-name="P1" draw:layer="layout" svg:x1="21.008cm" svg:y1="5.908cm" svg:x2="19.929cm" svg:y2="5.908cm" draw:start-shape="id8" draw:start-glue-point="3" draw:end-shape="id9" draw:end-glue-point="1" svg:d="m21008 5908h-1079">
          <text:p/>
        </draw:connector>
        <draw:connector draw:style-name="gr4" draw:text-style-name="P1" draw:layer="layout" svg:x1="15.484cm" svg:y1="5.908cm" svg:x2="14.614cm" svg:y2="5.908cm" draw:start-shape="id9" draw:start-glue-point="3" draw:end-shape="id10" draw:end-glue-point="1" svg:d="m15484 5908h-870">
          <text:p/>
        </draw:connector>
        <draw:connector draw:style-name="gr4" draw:text-style-name="P1" draw:layer="layout" svg:x1="8.264cm" svg:y1="5.908cm" svg:x2="7.253cm" svg:y2="5.908cm" draw:start-shape="id10" draw:start-glue-point="3" draw:end-shape="id11" draw:end-glue-point="1" svg:d="m8264 5908h-1011">
          <text:p/>
        </draw:connector>
        <draw:connector draw:style-name="gr4" draw:text-style-name="P1" draw:layer="layout" svg:x1="4.395cm" svg:y1="7.178cm" svg:x2="34.099cm" svg:y2="5.908cm" draw:start-shape="id11" draw:start-glue-point="2" draw:end-shape="id7" draw:end-glue-point="1" svg:d="m4395 7178v551h30255v-1821h-551">
          <text:p/>
        </draw:connector>
        <draw:connector draw:style-name="gr4" draw:text-style-name="P1" draw:layer="layout" svg:x1="1.538cm" svg:y1="5.908cm" svg:x2="18.806cm" svg:y2="3.383cm" draw:start-shape="id11" draw:start-glue-point="3" draw:end-shape="id4" draw:end-glue-point="2" svg:d="m1538 5908h-551v-1897h17819v-628">
          <text:p/>
        </draw:connector>
        <draw:frame draw:style-name="gr6" draw:layer="layout" svg:width="1.315cm" svg:height="0.962cm" svg:x="1.064cm" svg:y="4.326cm">
          <draw:text-box>
            <text:p>No</text:p>
          </draw:text-box>
        </draw:frame>
        <draw:frame draw:style-name="gr6" draw:layer="layout" svg:width="1.539cm" svg:height="0.962cm" svg:x="2.745cm" svg:y="7.193cm">
          <draw:text-box>
            <text:p>Yes</text:p>
          </draw:text-box>
        </draw:frame>
        <draw:custom-shape draw:style-name="gr7" draw:text-style-name="P1" draw:layer="layout" svg:width="2.54cm" svg:height="1.27cm" svg:x="3.81cm" svg:y="8.89cm">
          <text:p text:style-name="P1"><text:tab/><text:tab/><text:tab/><text:tab/><text:tab/><text:tab/>Commun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draw:layer="layout" svg:width="2.54cm" svg:height="1.27cm" svg:x="3.81cm" svg:y="10.795cm">
          <text:p text:style-name="P1"><text:tab/><text:tab/><text:tab/><text:tab/><text:tab/><text:tab/>Computation</text:p>
        </draw:rect>
        <draw:rect draw:style-name="gr9" draw:text-style-name="P1" draw:layer="layout" svg:width="3.175cm" svg:height="1.27cm" svg:x="12.7cm" svg:y="8.89cm">
          <text:p text:style-name="P1"><text:tab/><text:tab/><text:tab/>Initialization</text:p>
        </draw:rect>
        <draw:rect draw:style-name="gr10" draw:text-style-name="P1" draw:layer="layout" svg:width="3.175cm" svg:height="1.27cm" svg:x="12.7cm" svg:y="10.795cm">
          <text:p text:style-name="P1"><text:tab/><text:tab/><text:tab/>Long Term</text:p>
        </draw:rect>
        <draw:rect draw:style-name="gr11" draw:text-style-name="P1" draw:layer="layout" svg:width="3.175cm" svg:height="1.27cm" svg:x="20.955cm" svg:y="8.89cm">
          <text:p text:style-name="P1"><text:tab/><text:tab/><text:tab/>Rupture Propagatio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13.2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ric Heien</meta:initial-creator>
    <meta:creation-date>2010-09-01T13:45:25</meta:creation-date>
    <dc:date>2011-12-16T09:48:30</dc:date>
    <dc:creator>Eric Heien</dc:creator>
    <meta:editing-duration>PT2H30M56S</meta:editing-duration>
    <meta:editing-cycles>13</meta:editing-cycles>
    <meta:generator>OpenOffice.org/3.3$Unix OpenOffice.org_project/330m20$Build-9567</meta:generator>
    <meta:document-statistic meta:object-count="30"/>
  </office:meta>
</office:document-meta>
</file>